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Text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71cm" fo:min-width="3.6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866cm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textarea-horizontal-align="justify" draw:textarea-vertical-align="middle" draw:auto-grow-height="false" fo:min-height="0.766cm" fo:min-width="4.199cm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textarea-horizontal-align="justify" draw:textarea-vertical-align="middle" draw:auto-grow-height="false" fo:min-height="0.766cm" fo:min-width="4.199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font-name="Crimson Tex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rimson Text"/>
    </style:style>
    <style:style style:name="P3" style:family="paragraph">
      <loext:graphic-properties draw:fill="none"/>
      <style:paragraph-properties fo:text-align="center"/>
      <style:text-properties style:font-name="Crimson T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7.366cm" svg:height="1.465cm" svg:x="0.486cm" svg:y="2.816cm">
          <text:p text:style-name="P1">Décodeu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" draw:id="id1" draw:layer="layout" svg:width="7.366cm" svg:height="1.778cm" svg:x="0.513cm" svg:y="0.56cm">
          <text:p text:style-name="P1">Résumé en frança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465cm" svg:x="0.405cm" svg:y="4.89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699cm" svg:height="1.016cm" svg:x="1.785cm" svg:y="5.218cm">
          <text:p text:style-name="P2">Encodeu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1.778cm" svg:x="0.513cm" svg:y="6.86cm">
          <text:p text:style-name="P1">Texte long <text:s/>en frança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366cm" svg:height="1.465cm" svg:x="12.686cm" svg:y="2.816cm">
          <text:p text:style-name="P1">Décodeu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7.366cm" svg:height="1.778cm" svg:x="12.713cm" svg:y="0.56cm">
          <text:p text:style-name="P1">Résumé en angla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465cm" svg:x="12.605cm" svg:y="4.89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4.699cm" svg:height="1.016cm" svg:x="13.985cm" svg:y="5.218cm">
          <text:p text:style-name="P2">Encod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366cm" svg:height="1.778cm" svg:x="12.713cm" svg:y="6.86cm">
          <text:p text:style-name="P1">Résumé en frança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7.879cm" svg:y1="1.449cm" svg:x2="12.713cm" svg:y2="7.749cm" draw:start-shape="id1" draw:start-glue-point="1" draw:end-shape="id2" draw:end-glue-point="3" svg:d="M7879 1449c3625 0 1209 6300 4834 6300" svg:viewBox="0 0 4835 6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Text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0.523cm" fo:page-height="8.9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d166454616c1632304285822f9c83ce2e660fd92</meta:generator>
    <dc:title/>
    <meta:initial-creator>Unknown</meta:initial-creator>
    <meta:editing-cycles>39</meta:editing-cycles>
    <dc:date>2022-04-30T22:51:44.780836884</dc:date>
    <meta:creation-date>2016-08-10T12:12:58</meta:creation-date>
    <meta:editing-duration>PT9H5M47S</meta:editing-duration>
    <meta:document-statistic meta:object-count="11"/>
    <meta:user-defined meta:name="email">kariminfo0@gmail.com</meta:user-defined>
  </office:meta>
</office:document-meta>
</file>